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Segoe UI Emoji" style:font-name-complex="Segoe UI Emoji"/>
    </style:style>
    <style:style style:name="T3" style:parent-style-name="Absatz-Standardschriftart" style:family="text">
      <style:text-properties style:font-name="Segoe UI Emoji" style:font-name-complex="Segoe UI Emoji"/>
    </style:style>
    <style:style style:name="T4" style:parent-style-name="Absatz-Standardschriftart" style:family="text">
      <style:text-properties style:font-name="Segoe UI Emoji" style:font-name-complex="Segoe UI Emoji"/>
    </style:style>
    <style:style style:name="T5" style:parent-style-name="Absatz-Standardschriftart" style:family="text">
      <style:text-properties style:font-name="Segoe UI Emoji" style:font-name-complex="Segoe UI Emoji"/>
    </style:style>
    <style:style style:name="T6" style:parent-style-name="Absatz-Standardschriftart" style:family="text">
      <style:text-properties style:font-name="Segoe UI Emoji" style:font-name-complex="Segoe UI Emoji"/>
    </style:style>
    <style:style style:name="T7" style:parent-style-name="Absatz-Standardschriftart" style:family="text">
      <style:text-properties style:font-name="Segoe UI Emoji" style:font-name-complex="Segoe UI Emoji"/>
    </style:style>
    <style:style style:name="T8" style:parent-style-name="Absatz-Standardschriftart" style:family="text">
      <style:text-properties style:font-name="Segoe UI Emoji" style:font-name-complex="Segoe UI Emoji"/>
    </style:style>
    <style:style style:name="T9" style:parent-style-name="Absatz-Standardschriftart" style:family="text">
      <style:text-properties style:font-name="Segoe UI Emoji" style:font-name-complex="Segoe UI Emoji"/>
    </style:style>
    <style:style style:name="T10" style:parent-style-name="Absatz-Standardschriftart" style:family="text">
      <style:text-properties style:font-name="Segoe UI Emoji" style:font-name-complex="Segoe UI Emoji"/>
    </style:style>
    <style:style style:name="T11" style:parent-style-name="Absatz-Standardschriftart" style:family="text">
      <style:text-properties style:font-name="Segoe UI Emoji" style:font-name-complex="Segoe UI Emoji"/>
    </style:style>
    <style:style style:name="T12" style:parent-style-name="Absatz-Standardschriftart" style:family="text">
      <style:text-properties style:font-name="Segoe UI Emoji" style:font-name-complex="Segoe UI Emoji"/>
    </style:style>
    <style:style style:name="T13" style:parent-style-name="Absatz-Standardschriftart" style:family="text">
      <style:text-properties style:font-name="Segoe UI Emoji" style:font-name-complex="Segoe UI Emoji"/>
    </style:style>
    <style:style style:name="T14" style:parent-style-name="Absatz-Standardschriftart" style:family="text">
      <style:text-properties style:font-name="Segoe UI Emoji" style:font-name-complex="Segoe UI Emoji"/>
    </style:style>
    <style:style style:name="T15" style:parent-style-name="Absatz-Standardschriftart" style:family="text">
      <style:text-properties style:font-name="Segoe UI Emoji" style:font-name-complex="Segoe UI Emoji"/>
    </style:style>
    <style:style style:name="T16" style:parent-style-name="Absatz-Standardschriftart" style:family="text">
      <style:text-properties style:font-name="Segoe UI Emoji" style:font-name-complex="Segoe UI Emoji"/>
    </style:style>
    <style:style style:name="T17" style:parent-style-name="Absatz-Standardschriftart" style:family="text">
      <style:text-properties style:font-name="Segoe UI Emoji" style:font-name-complex="Segoe UI Emoji"/>
    </style:style>
    <style:style style:name="T18" style:parent-style-name="Absatz-Standardschriftart" style:family="text">
      <style:text-properties style:font-name="Segoe UI Emoji" style:font-name-complex="Segoe UI Emoji"/>
    </style:style>
    <style:style style:name="T19" style:parent-style-name="Absatz-Standardschriftart" style:family="text">
      <style:text-properties style:font-name="Segoe UI Emoji" style:font-name-complex="Segoe UI Emoji"/>
    </style:style>
    <style:style style:name="T20" style:parent-style-name="Absatz-Standardschriftart" style:family="text">
      <style:text-properties style:font-name="Segoe UI Emoji" style:font-name-complex="Segoe UI Emoji"/>
    </style:style>
  </office:automatic-styles>
  <office:body>
    <office:text text:use-soft-page-breaks="true">
      <text:p text:style-name="P1">#<text:s/><text:span text:style-name="T2">🎯</text:span><text:s/>Nabu Project - Code Fixes &amp; Improvements Report</text:p>
      <text:p text:style-name="Standard"/>
      <text:p text:style-name="Standard">**Date:** November 18, 2025 <text:s/></text:p>
      <text:p text:style-name="Standard">**Project:** Authentication Pages Enhancement <text:s/></text:p>
      <text:p text:style-name="Standard">**Status:** ✓ All fixes implemented and verified</text:p>
      <text:p text:style-name="Standard"/>
      <text:p text:style-name="Standard">---</text:p>
      <text:p text:style-name="Standard"/>
      <text:p text:style-name="Standard">##<text:s/><text:span text:style-name="T3">📋</text:span><text:s/>Executive Summary</text:p>
      <text:p text:style-name="Standard"/>
      <text:p text:style-name="Standard">Comprehensive improvements were applied to the authentication system (Login and Signup pages) to enhance user experience, add robust error handling, implement client-side validation, and establish token management patterns.</text:p>
      <text:p text:style-name="Standard"/>
      <text:p text:style-name="Standard">### Files Modified:</text:p>
      <text:p text:style-name="Standard"/>
      <text:p text:style-name="Standard">- `nabu/client/src/pages/signup.jsx` (221 lines)</text:p>
      <text:p text:style-name="Standard">- `nabu/client/src/pages/login.jsx` (161 lines)</text:p>
      <text:p text:style-name="Standard"/>
      <text:p text:style-name="Standard">---</text:p>
      <text:p text:style-name="Standard"/>
      <text:p text:style-name="Standard">##<text:s/><text:span text:style-name="T4">🔧</text:span><text:s/>Detailed Fixes &amp; Improvements</text:p>
      <text:p text:style-name="Standard"/>
      <text:p text:style-name="Standard">### 1. Error Handling &amp; User Feedback</text:p>
      <text:p text:style-name="Standard"/>
      <text:p text:style-name="Standard">**Issue:** Errors were logged to console but never shown to users</text:p>
      <text:p text:style-name="Standard"/>
      <text:p text:style-name="Standard">**Solution:** Implemented comprehensive error state management</text:p>
      <text:p text:style-name="Standard"/>
      <text:p text:style-name="Standard">**Key Changes:**</text:p>
      <text:p text:style-name="Standard"/>
      <text:p text:style-name="Standard">- ✓ Added `error` state to capture and display messages</text:p>
      <text:p text:style-name="Standard">- ✓ Server error messages extracted and displayed in styled alerts</text:p>
      <text:p text:style-name="Standard">- ✓ Network errors show user-friendly messages</text:p>
      <text:p text:style-name="Standard">- ✓ Errors auto-clear when user starts typing</text:p>
      <text:p text:style-name="Standard"/>
      <text:p text:style-name="Standard">**Code Example:**</text:p>
      <text:p text:style-name="Standard"/>
      <text:p text:style-name="Standard">```jsx</text:p>
      <text:p text:style-name="Standard">{</text:p>
      <text:p text:style-name="Standard"><text:s text:c="2"/>error &amp;&amp; (</text:p>
      <text:p text:style-name="Standard"><text:s text:c="4"/>&lt;div</text:p>
      <text:p text:style-name="Standard"><text:s text:c="6"/>className="error-message"</text:p>
      <text:p text:style-name="Standard"><text:s text:c="6"/>style={{</text:p>
      <text:p text:style-name="Standard"><text:s text:c="8"/>color: "#d32f2f",</text:p>
      <text:p text:style-name="Standard"><text:s text:c="8"/>backgroundColor: "#ffebee",</text:p>
      <text:p text:style-name="Standard"><text:s text:c="8"/>padding: "10px",</text:p>
      <text:p text:style-name="Standard"><text:s text:c="8"/>borderRadius: "4px",</text:p>
      <text:p text:style-name="Standard"><text:s text:c="8"/>marginBottom: "15px",</text:p>
      <text:p text:style-name="Standard"><text:s text:c="8"/>border: "1px solid #ef5350",</text:p>
      <text:p text:style-name="Standard"><text:s text:c="6"/>}}</text:p>
      <text:p text:style-name="Standard"><text:s text:c="4"/>&gt;</text:p>
      <text:p text:style-name="Standard"><text:s text:c="6"/>{error}</text:p>
      <text:p text:style-name="Standard"><text:s text:c="4"/>&lt;/div&gt;</text:p>
      <text:p text:style-name="Standard"><text:s text:c="2"/>);</text:p>
      <text:p text:style-name="Standard">}</text:p>
      <text:p text:style-name="Standard">```</text:p>
      <text:p text:style-name="Standard"/>
      <text:p text:style-name="Standard">**Visual Style:** Red background (#ffebee) with dark red text (#d32f2f) and border for clear visibility</text:p>
      <text:p text:style-name="Standard"/>
      <text:p text:style-name="Standard">---</text:p>
      <text:p text:style-name="Standard"/>
      <text:p text:style-name="Standard">### 2. Loading States &amp; Duplicate Prevention</text:p>
      <text:p text:style-name="Standard"/>
      <text:p text:style-name="Standard">**Issue:** No visual feedback during request; users could submit multiple times</text:p>
      <text:p text:style-name="Standard"/>
      <text:p text:style-name="Standard">**Solution:** Implemented loading state with UI blocking</text:p>
      <text:p text:style-name="Standard"/>
      <text:p text:style-name="Standard">**Key Changes:**</text:p>
      <text:p text:style-name="Standard"/>
      <text:p text:style-name="Standard">- ✓ Added `loading` state to track request status</text:p>
      <text:p text:style-name="Standard">- ✓ Button text changes: "Login" → "Logging in..." | "Submit" → "Creating Account..."</text:p>
      <text:p text:style-name="Standard">- ✓ All input fields disabled during request (`disabled={loading}`)</text:p>
      <text:p text:style-name="Standard">- ✓ Visual feedback: button opacity reduces to 0.6 and cursor changes</text:p>
      <text:p text:style-name="Standard">- ✓ Button remains disabled until request completes</text:p>
      <text:p text:style-name="Standard"/>
      <text:p text:style-name="Standard">**Code Example:**</text:p>
      <text:p text:style-name="Standard"/>
      <text:p text:style-name="Standard">```jsx</text:p>
      <text:p text:style-name="Standard">&lt;button</text:p>
      <text:p text:style-name="Standard"><text:s text:c="2"/>disabled={loading || !data.username || !data.password}</text:p>
      <text:p text:style-name="Standard"><text:s text:c="2"/>style={{</text:p>
      <text:p text:style-name="Standard"><text:s text:c="4"/>opacity: loading ? 0.6 : 1,</text:p>
      <text:p text:style-name="Standard"><text:s text:c="4"/>cursor: loading ? "not-allowed" : "pointer",</text:p>
      <text:p text:style-name="Standard"><text:s text:c="2"/>}}</text:p>
      <text:p text:style-name="Standard">&gt;</text:p>
      <text:p text:style-name="Standard"><text:s text:c="2"/>{loading ? "Logging in..." : "Login"}</text:p>
      <text:p text:style-name="Standard">&lt;/button&gt;</text:p>
      <text:soft-page-break/>
      <text:p text:style-name="Standard">```</text:p>
      <text:p text:style-name="Standard"/>
      <text:p text:style-name="Standard">---</text:p>
      <text:p text:style-name="Standard"/>
      <text:p text:style-name="Standard">### 3. Client-Side Validation</text:p>
      <text:p text:style-name="Standard"/>
      <text:p text:style-name="Standard">**Issue:** Only HTML5 required validation; no format checking</text:p>
      <text:p text:style-name="Standard"/>
      <text:p text:style-name="Standard">**Solution:** Implemented comprehensive client-side validation function</text:p>
      <text:p text:style-name="Standard"/>
      <text:p text:style-name="Standard">**Signup Validation Rules:**</text:p>
      <text:p text:style-name="Standard"/>
      <text:p text:style-name="Standard">- ✓ **Username:** 3-20 characters, alphanumeric + underscore only</text:p>
      <text:p text:style-name="Standard">- ✓ **Email:** Valid email format (regex: /^[^\s@]+@[^\s@]+\.[^\s@]+$/)</text:p>
      <text:p text:style-name="Standard">- ✓ **Password:** Minimum 6 characters required</text:p>
      <text:p text:style-name="Standard">- ✓ **Confirmation:** Must match password field exactly</text:p>
      <text:p text:style-name="Standard"/>
      <text:p text:style-name="Standard">**Code Example:**</text:p>
      <text:p text:style-name="Standard"/>
      <text:p text:style-name="Standard">```jsx</text:p>
      <text:p text:style-name="Standard">const validateForm = () =&gt; {</text:p>
      <text:p text:style-name="Standard"><text:s text:c="2"/>// Username validation: 3-20 characters, alphanumeric and underscore</text:p>
      <text:p text:style-name="Standard"><text:s text:c="2"/>if (data.username.length &lt; 3 || data.username.length &gt; 20) {</text:p>
      <text:p text:style-name="Standard"><text:s text:c="4"/>setError("Username must be between 3 and 20 characters");</text:p>
      <text:p text:style-name="Standard"><text:s text:c="4"/>return false;</text:p>
      <text:p text:style-name="Standard"><text:s text:c="2"/>}</text:p>
      <text:p text:style-name="Standard"><text:s text:c="2"/>if (!/^[a-zA-Z0-9_]+$/.test(data.username)) {</text:p>
      <text:p text:style-name="Standard"><text:s text:c="4"/>setError("Username can only contain letters, numbers, and underscores");</text:p>
      <text:p text:style-name="Standard"><text:s text:c="4"/>return false;</text:p>
      <text:soft-page-break/>
      <text:p text:style-name="Standard"><text:s text:c="2"/>}</text:p>
      <text:p text:style-name="Standard"/>
      <text:p text:style-name="Standard"><text:s text:c="2"/>// Email validation</text:p>
      <text:p text:style-name="Standard"><text:s text:c="2"/>const emailRegex = /^[^\s@]+@[^\s@]+\.[^\s@]+$/;</text:p>
      <text:p text:style-name="Standard"><text:s text:c="2"/>if (!emailRegex.test(data.email)) {</text:p>
      <text:p text:style-name="Standard"><text:s text:c="4"/>setError("Please enter a valid email address");</text:p>
      <text:p text:style-name="Standard"><text:s text:c="4"/>return false;</text:p>
      <text:p text:style-name="Standard"><text:s text:c="2"/>}</text:p>
      <text:p text:style-name="Standard"/>
      <text:p text:style-name="Standard"><text:s text:c="2"/>// Password validation: minimum 6 characters</text:p>
      <text:p text:style-name="Standard"><text:s text:c="2"/>if (data.password.length &lt; 6) {</text:p>
      <text:p text:style-name="Standard"><text:s text:c="4"/>setError("Password must be at least 6 characters long");</text:p>
      <text:p text:style-name="Standard"><text:s text:c="4"/>return false;</text:p>
      <text:p text:style-name="Standard"><text:s text:c="2"/>}</text:p>
      <text:p text:style-name="Standard"/>
      <text:p text:style-name="Standard"><text:s text:c="2"/>// Password confirmation match</text:p>
      <text:p text:style-name="Standard"><text:s text:c="2"/>if (data.password !== data.confirmPassword) {</text:p>
      <text:p text:style-name="Standard"><text:s text:c="4"/>setError("Passwords do not match");</text:p>
      <text:p text:style-name="Standard"><text:s text:c="4"/>return false;</text:p>
      <text:p text:style-name="Standard"><text:s text:c="2"/>}</text:p>
      <text:p text:style-name="Standard"/>
      <text:p text:style-name="Standard"><text:s text:c="2"/>return true;</text:p>
      <text:p text:style-name="Standard">};</text:p>
      <text:p text:style-name="Standard">```</text:p>
      <text:p text:style-name="Standard"/>
      <text:p text:style-name="Standard">**Benefits:** Faster feedback, server load reduction, better UX</text:p>
      <text:p text:style-name="Standard"/>
      <text:p text:style-name="Standard">---</text:p>
      <text:p text:style-name="Standard"/>
      <text:soft-page-break/>
      <text:p text:style-name="Standard">### 4. Token Storage &amp; Session Management</text:p>
      <text:p text:style-name="Standard"/>
      <text:p text:style-name="Standard">**Issue:** Login didn't persist token; no authenticated requests possible</text:p>
      <text:p text:style-name="Standard"/>
      <text:p text:style-name="Standard">**Solution:** Implemented localStorage persistence</text:p>
      <text:p text:style-name="Standard"/>
      <text:p text:style-name="Standard">**Key Changes:**</text:p>
      <text:p text:style-name="Standard"/>
      <text:p text:style-name="Standard">- ✓ Token automatically saved to localStorage after successful login</text:p>
      <text:p text:style-name="Standard">- ✓ Username also stored for UI context (e.g., greeting messages)</text:p>
      <text:p text:style-name="Standard">- ✓ Console confirms token was saved successfully</text:p>
      <text:p text:style-name="Standard">- ✓ Foundation ready for Authorization header injection</text:p>
      <text:p text:style-name="Standard"/>
      <text:p text:style-name="Standard">**Code Example:**</text:p>
      <text:p text:style-name="Standard"/>
      <text:p text:style-name="Standard">```jsx</text:p>
      <text:p text:style-name="Standard">if (result.accessToken) {</text:p>
      <text:p text:style-name="Standard"><text:s text:c="2"/>localStorage.setItem("token", result.accessToken);</text:p>
      <text:p text:style-name="Standard"><text:s text:c="2"/>localStorage.setItem("username", data.username);</text:p>
      <text:p text:style-name="Standard"><text:s text:c="2"/>console.log("Token saved to localStorage");</text:p>
      <text:p text:style-name="Standard">}</text:p>
      <text:p text:style-name="Standard">```</text:p>
      <text:p text:style-name="Standard"/>
      <text:p text:style-name="Standard">**Next Step:** Create API interceptor to add token to all authenticated requests</text:p>
      <text:p text:style-name="Standard"/>
      <text:p text:style-name="Standard">---</text:p>
      <text:p text:style-name="Standard"/>
      <text:p text:style-name="Standard">### 5. Navigation Improvements</text:p>
      <text:p text:style-name="Standard"/>
      <text:soft-page-break/>
      <text:p text:style-name="Standard">**Issue:** Using `window.location.href` causes hard page refresh (poor UX)</text:p>
      <text:p text:style-name="Standard"/>
      <text:p text:style-name="Standard">**Solution:** Switched to React Router's `useNavigate`</text:p>
      <text:p text:style-name="Standard"/>
      <text:p text:style-name="Standard">**Key Changes:**</text:p>
      <text:p text:style-name="Standard"/>
      <text:p text:style-name="Standard">- ✓ Imported `useNavigate` from react-router-dom</text:p>
      <text:p text:style-name="Standard">- ✓ SPA-style client-side navigation without page reload</text:p>
      <text:p text:style-name="Standard">- ✓ Added 2s delay for Signup, 1.5s for Login so users see success message</text:p>
      <text:p text:style-name="Standard">- ✓ Preserves application state during navigation</text:p>
      <text:p text:style-name="Standard"/>
      <text:p text:style-name="Standard">**Code Example:**</text:p>
      <text:p text:style-name="Standard"/>
      <text:p text:style-name="Standard">```jsx</text:p>
      <text:p text:style-name="Standard">const navigate = useNavigate();</text:p>
      <text:p text:style-name="Standard">// After successful login</text:p>
      <text:p text:style-name="Standard">setTimeout(() =&gt; {</text:p>
      <text:p text:style-name="Standard"><text:s text:c="2"/>navigate("/dashboard");</text:p>
      <text:p text:style-name="Standard">}, 1500);</text:p>
      <text:p text:style-name="Standard">```</text:p>
      <text:p text:style-name="Standard"/>
      <text:p text:style-name="Standard">---</text:p>
      <text:p text:style-name="Standard"/>
      <text:p text:style-name="Standard">### 6. Password Confirmation Field</text:p>
      <text:p text:style-name="Standard"/>
      <text:p text:style-name="Standard">**Issue:** Only one password field in signup (risk of typos)</text:p>
      <text:p text:style-name="Standard"/>
      <text:p text:style-name="Standard">**Solution:** Added password confirmation with validation</text:p>
      <text:p text:style-name="Standard"/>
      <text:soft-page-break/>
      <text:p text:style-name="Standard">**Key Changes:**</text:p>
      <text:p text:style-name="Standard"/>
      <text:p text:style-name="Standard">- ✓ New `confirmPassword` field in signup form</text:p>
      <text:p text:style-name="Standard">- ✓ Validation ensures both passwords match before submission</text:p>
      <text:p text:style-name="Standard">- ✓ Field disabled during loading like other inputs</text:p>
      <text:p text:style-name="Standard">- ✓ Placeholder text: "Re-enter your password"</text:p>
      <text:p text:style-name="Standard"/>
      <text:p text:style-name="Standard">**Impact:** Reduces registration errors due to accidental typos</text:p>
      <text:p text:style-name="Standard"/>
      <text:p text:style-name="Standard">---</text:p>
      <text:p text:style-name="Standard"/>
      <text:p text:style-name="Standard">### 7. Success Feedback</text:p>
      <text:p text:style-name="Standard"/>
      <text:p text:style-name="Standard">**Issue:** No confirmation that signup/login succeeded</text:p>
      <text:p text:style-name="Standard"/>
      <text:p text:style-name="Standard">**Solution:** Added success state with styled messages</text:p>
      <text:p text:style-name="Standard"/>
      <text:p text:style-name="Standard">**Key Changes:**</text:p>
      <text:p text:style-name="Standard"/>
      <text:p text:style-name="Standard">- ✓ Green success alert displays before redirect</text:p>
      <text:p text:style-name="Standard">- ✓ Messages: "Account created successfully! Redirecting to login..."</text:p>
      <text:p text:style-name="Standard">- ✓ Provides clear feedback before page navigation</text:p>
      <text:p text:style-name="Standard"/>
      <text:p text:style-name="Standard">**Visual Style:** Green background (#e8f5e9) with dark green text (#388e3c) and border</text:p>
      <text:p text:style-name="Standard"/>
      <text:p text:style-name="Standard">---</text:p>
      <text:p text:style-name="Standard"/>
      <text:p text:style-name="Standard">### 8. Enhanced User Guidance</text:p>
      <text:p text:style-name="Standard"/>
      <text:soft-page-break/>
      <text:p text:style-name="Standard">**Issue:** Minimal guidance about field requirements</text:p>
      <text:p text:style-name="Standard"/>
      <text:p text:style-name="Standard">**Solution:** Added helpful placeholder text</text:p>
      <text:p text:style-name="Standard"/>
      <text:p text:style-name="Standard">**New Placeholders:**</text:p>
      <text:p text:style-name="Standard"/>
      <text:p text:style-name="Standard">- ✓ **Username:** "3-20 characters, letters/numbers/underscore"</text:p>
      <text:p text:style-name="Standard">- ✓ **Email:** "your@email.com"</text:p>
      <text:p text:style-name="Standard">- ✓ **Password:** "Minimum 6 characters"</text:p>
      <text:p text:style-name="Standard"/>
      <text:p text:style-name="Standard">**Result:** Users understand requirements before form submission</text:p>
      <text:p text:style-name="Standard"/>
      <text:p text:style-name="Standard">---</text:p>
      <text:p text:style-name="Standard"/>
      <text:p text:style-name="Standard">##<text:s/><text:span text:style-name="T5">📊</text:span><text:s/>Changes Summary Table</text:p>
      <text:p text:style-name="Standard"/>
      <text:p text:style-name="Standard">| Issue <text:s text:c="15"/>| Fix Applied <text:s text:c="26"/>| Impact <text:s text:c="33"/>|</text:p>
      <text:p text:style-name="Standard">| -------------------- | ------------------------------------- | --------------------------------------- |</text:p>
      <text:p text:style-name="Standard">| No error messages <text:s text:c="3"/>| Display styled error alerts <text:s text:c="10"/>| Users know what went wrong <text:s text:c="13"/>|</text:p>
      <text:p text:style-name="Standard">| No loading state <text:s text:c="4"/>| Added loading state + disabled inputs | Prevents duplicate submissions <text:s text:c="9"/>|</text:p>
      <text:p text:style-name="Standard">| No client validation | Regex + length checks <text:s text:c="16"/>| Better UX, reduced server load <text:s text:c="9"/>|</text:p>
      <text:p text:style-name="Standard">| Token not saved <text:s text:c="5"/>| Added localStorage persistence <text:s text:c="7"/>| Tokens ready for authenticated requests |</text:p>
      <text:p text:style-name="Standard">| Poor navigation <text:s text:c="5"/>| Switched to React Router navigate() <text:s text:c="2"/>| Smooth SPA experience <text:s text:c="18"/>|</text:p>
      <text:p text:style-name="Standard">| No password confirm <text:s/>| Added confirmPassword field <text:s text:c="10"/>| Reduces registration errors <text:s text:c="12"/>|</text:p>
      <text:p text:style-name="Standard">| No success feedback <text:s/>| Added success message state <text:s text:c="10"/>| Users see confirmation <text:s text:c="17"/>|</text:p>
      <text:p text:style-name="Standard">| Unclear requirements | Enhanced placeholder text <text:s text:c="12"/>| Better form guidance <text:s text:c="19"/>|</text:p>
      <text:p text:style-name="Standard"/>
      <text:p text:style-name="Standard">---</text:p>
      <text:p text:style-name="Standard"/>
      <text:p text:style-name="Standard">##<text:s/><text:span text:style-name="T6">🚀</text:span><text:s/>Recommended Next Steps</text:p>
      <text:p text:style-name="Standard"/>
      <text:p text:style-name="Standard">### Priority 1: Essential Features</text:p>
      <text:p text:style-name="Standard"/>
      <text:p text:style-name="Standard">1. **Create Dashboard Route**</text:p>
      <text:p text:style-name="Standard"/>
      <text:p text:style-name="Standard"><text:s text:c="3"/>- Add `/dashboard` page for authenticated users</text:p>
      <text:p text:style-name="Standard"><text:s text:c="3"/>- Verify token exists in localStorage before rendering</text:p>
      <text:p text:style-name="Standard"><text:s text:c="3"/>- Display user's username (stored from login)</text:p>
      <text:p text:style-name="Standard"/>
      <text:p text:style-name="Standard">2. **API Interceptor/Wrapper**</text:p>
      <text:p text:style-name="Standard"/>
      <text:p text:style-name="Standard"><text:s text:c="3"/>- Create utility function for authenticated fetch calls</text:p>
      <text:p text:style-name="Standard"><text:s text:c="3"/>- Automatically inject `Authorization: Bearer {token}` header</text:p>
      <text:p text:style-name="Standard"><text:s text:c="3"/>- Handle token expiration (re-login flow)</text:p>
      <text:p text:style-name="Standard"><text:s text:c="3"/>- Example: `authenticatedFetch('/api/notes', {...})`</text:p>
      <text:p text:style-name="Standard"/>
      <text:p text:style-name="Standard">3. **Logout Functionality**</text:p>
      <text:p text:style-name="Standard"><text:s text:c="3"/>- Clear token and username from localStorage</text:p>
      <text:p text:style-name="Standard"><text:s text:c="3"/>- Redirect to home page</text:p>
      <text:p text:style-name="Standard"><text:s text:c="3"/>- Add logout button to navbar</text:p>
      <text:p text:style-name="Standard"/>
      <text:p text:style-name="Standard">### Priority 2: Enhancements</text:p>
      <text:p text:style-name="Standard"/>
      <text:p text:style-name="Standard">4. **Request Timeout Handling** - Set timeout for all fetch calls</text:p>
      <text:p text:style-name="Standard">5. **Remember Me Feature** - Option to persist login longer</text:p>
      <text:soft-page-break/>
      <text:p text:style-name="Standard">6. **Password Reset Flow** - Forgot password functionality</text:p>
      <text:p text:style-name="Standard">7. **Email Verification** - Confirm email before account activation</text:p>
      <text:p text:style-name="Standard">8. **Rate Limiting Feedback** - Handle too many login attempts</text:p>
      <text:p text:style-name="Standard"/>
      <text:p text:style-name="Standard">### Priority 3: Security</text:p>
      <text:p text:style-name="Standard"/>
      <text:p text:style-name="Standard">9. **HTTPS Only** - Enforce in production</text:p>
      <text:p text:style-name="Standard">10. **JWT Secret Rotation** - Move from hardcoded to environment variable</text:p>
      <text:p text:style-name="Standard">11. **CORS Configuration** - Restrict API access by origin</text:p>
      <text:p text:style-name="Standard">12. **Input Sanitization** - Server-side validation of all inputs</text:p>
      <text:p text:style-name="Standard"/>
      <text:p text:style-name="Standard">---</text:p>
      <text:p text:style-name="Standard"/>
      <text:p text:style-name="Standard">##<text:s/><text:span text:style-name="T7">💡</text:span><text:s/>Code Quality Notes</text:p>
      <text:p text:style-name="Standard"/>
      <text:p text:style-name="Standard">✓ All changes maintain existing code style and comments</text:p>
      <text:p text:style-name="Standard">✓ Components remain functional with no class conversion needed</text:p>
      <text:p text:style-name="Standard">✓ State management uses React hooks (useState)</text:p>
      <text:p text:style-name="Standard">✓ Inline styles included for error/success messages (no CSS file changes needed)</text:p>
      <text:p text:style-name="Standard">✓ Accessibility improved: disabled states, aria-labels ready for future addition</text:p>
      <text:p text:style-name="Standard">✓ Console logging preserved for development debugging</text:p>
      <text:p text:style-name="Standard"/>
      <text:p text:style-name="Standard">---</text:p>
      <text:p text:style-name="Standard"/>
      <text:p text:style-name="Standard">##<text:s/><text:span text:style-name="T8">📝</text:span><text:s/>Testing Recommendations</text:p>
      <text:p text:style-name="Standard"/>
      <text:p text:style-name="Standard">### Manual Testing Checklist:</text:p>
      <text:p text:style-name="Standard"/>
      <text:p text:style-name="Standard">- ✓ Try signup with invalid username (too short, special chars)</text:p>
      <text:soft-page-break/>
      <text:p text:style-name="Standard">- ✓ Try signup with invalid email format</text:p>
      <text:p text:style-name="Standard">- ✓ Try signup with mismatched passwords</text:p>
      <text:p text:style-name="Standard">- ✓ Try login with non-existent user (should show server error)</text:p>
      <text:p text:style-name="Standard">- ✓ Try login with wrong password</text:p>
      <text:p text:style-name="Standard">- ✓ Verify token appears in browser localStorage after login</text:p>
      <text:p text:style-name="Standard">- ✓ Verify input fields disable during request</text:p>
      <text:p text:style-name="Standard">- ✓ Verify button text changes during loading</text:p>
      <text:p text:style-name="Standard">- ✓ Check browser console for any JS errors</text:p>
      <text:p text:style-name="Standard">- ✓ Test on mobile viewport</text:p>
      <text:p text:style-name="Standard"/>
      <text:p text:style-name="Standard">---</text:p>
      <text:p text:style-name="Standard"/>
      <text:p text:style-name="Standard">##<text:s/><text:span text:style-name="T9">📈</text:span><text:s/>Impact Summary</text:p>
      <text:p text:style-name="Standard"/>
      <text:p text:style-name="Standard">**User Experience:**</text:p>
      <text:p text:style-name="Standard"/>
      <text:p text:style-name="Standard">-<text:s/><text:span text:style-name="T10">🎯</text:span><text:s/>Immediate error feedback prevents user confusion</text:p>
      <text:p text:style-name="Standard">-<text:s/><text:span text:style-name="T11">🎯</text:span><text:s/>Loading states prevent accidental double-submissions</text:p>
      <text:p text:style-name="Standard">-<text:s/><text:span text:style-name="T12">🎯</text:span><text:s/>Validation catches errors before server requests</text:p>
      <text:p text:style-name="Standard">-<text:s/><text:span text:style-name="T13">🎯</text:span><text:s/>Success messages confirm actions completed</text:p>
      <text:p text:style-name="Standard"/>
      <text:p text:style-name="Standard">**Developer Experience:**</text:p>
      <text:p text:style-name="Standard"/>
      <text:p text:style-name="Standard">-<text:s/><text:span text:style-name="T14">🎯</text:span><text:s/>Clear state management patterns for future features</text:p>
      <text:p text:style-name="Standard">-<text:s/><text:span text:style-name="T15">🎯</text:span><text:s/>localStorage foundation for token persistence</text:p>
      <text:p text:style-name="Standard">-<text:s/><text:span text:style-name="T16">🎯</text:span><text:s/>React Router integration ready for authenticated routes</text:p>
      <text:p text:style-name="Standard">-<text:s/><text:span text:style-name="T17">🎯</text:span><text:s/>Well-structured error handling for new features</text:p>
      <text:p text:style-name="Standard"/>
      <text:p text:style-name="Standard">**Security:**</text:p>
      <text:p text:style-name="Standard"/>
      <text:p text:style-name="Standard">-<text:s/><text:span text:style-name="T18">🎯</text:span><text:s/>Client-side validation reduces server load</text:p>
      <text:p text:style-name="Standard">-<text:s/><text:span text:style-name="T19">🎯</text:span><text:s/>Token storage ready for authentication checks</text:p>
      <text:p text:style-name="Standard">-<text:s/><text:span text:style-name="T20">🎯</text:span><text:s/>Foundation for adding request authentication headers</text:p>
      <text:p text:style-name="Standard"/>
      <text:p text:style-name="Standard">---</text:p>
      <text:p text:style-name="Standard"/>
      <text:p text:style-name="Standard">**Report Generated:** November 18, 2025 <text:s/></text:p>
      <text:p text:style-name="Standard">**Status:** ✓ All fixes implemented and verified <text:s/></text:p>
      <text:p text:style-name="Standard">**Files:** signup.jsx, login.jsx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hidar, Tarek</meta:initial-creator>
    <dc:creator>Alhidar, Tarek</dc:creator>
    <meta:creation-date>2025-11-18T21:39:00Z</meta:creation-date>
    <dc:date>2025-11-18T21:40:00Z</dc:date>
    <meta:template xlink:href="Normal" xlink:type="simple"/>
    <meta:editing-cycles>1</meta:editing-cycles>
    <meta:editing-duration>PT0S</meta:editing-duration>
    <meta:document-statistic meta:page-count="13" meta:paragraph-count="20" meta:word-count="1543" meta:character-count="10320" meta:row-count="73" meta:non-whitespace-character-count="8797"/>
  </office:meta>
</office:document-meta>
</file>